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0000001402878BCBACB398A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36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5.7986in"/>
    </style:style>
    <style:style style:name="Table1.1" style:family="table-row">
      <style:table-row-properties style:min-row-height="1.125in"/>
    </style:style>
    <style:style style:name="Table1.A1" style:family="table-cell">
      <style:table-cell-properties style:vertical-align="middle" fo:padding="0in" fo:border-left="none" fo:border-right="none" fo:border-top="none" fo:border-bottom="2.05pt solid #000000" style:writing-mode="page"/>
    </style:style>
    <style:style style:name="Table1.A2" style:family="table-cell">
      <style:table-cell-properties fo:padding="0in" fo:border="none" style:writing-mode="page"/>
    </style:style>
    <style:style style:name="P1" style:family="paragraph" style:parent-style-name="Table_20_Contents">
      <style:text-properties style:font-name="Liberation Sans" fo:font-size="20pt" officeooo:rsid="001e7f89" officeooo:paragraph-rsid="001e7f89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fo:font-size="54pt" officeooo:rsid="001e7f89" officeooo:paragraph-rsid="0021c72e" style:font-size-asian="54pt" style:font-size-complex="54pt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Image1" text:anchor-type="as-char" svg:width="1.0665in" svg:height="1.0665in" draw:z-index="0"><draw:image xlink:href="Pictures/1000020100000140000001402878BCBACB398A71.png" xlink:type="simple" xlink:show="embed" xlink:actuate="onLoad" loext:mime-type="image/png"/></draw:frame></text:p>
          </table:table-cell>
          <table:table-cell table:style-name="Table1.A1" office:value-type="string">
            <text:p text:style-name="P3">OWPHydroTools</text:p>
          </table:table-cell>
        </table:table-row>
        <table:table-row table:style-name="TableLine93892640218992">
          <table:table-cell table:style-name="Table1.A2" table:number-columns-spanned="2" office:value-type="string">
            <text:p text:style-name="P1">Tools for retrieving and evaluating hydrological data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son A. Regina</meta:initial-creator>
    <meta:creation-date>2021-07-28T13:11:52.489221622</meta:creation-date>
    <meta:generator>LibreOffice/6.4.7.2$Linux_X86_64 LibreOffice_project/40$Build-2</meta:generator>
    <dc:date>2021-07-28T13:26:17.664543610</dc:date>
    <dc:creator>Jason A. Regina</dc:creator>
    <meta:editing-duration>PT9M18S</meta:editing-duration>
    <meta:editing-cycles>5</meta:editing-cycles>
    <meta:document-statistic meta:table-count="1" meta:image-count="1" meta:object-count="0" meta:page-count="1" meta:paragraph-count="3" meta:word-count="8" meta:character-count="66" meta:non-whitespace-character-count="60"/>
  </office:meta>
</office:document-meta>
</file>